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244in"/>
    </style:style>
    <style:style style:name="ro1" style:family="table-row">
      <style:table-row-properties style:row-height="0.2508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augmented_5f_grouped.csv">
      <style:table-properties table:display="true" style:writing-mode="lr-tb"/>
    </style:style>
    <style:style style:name="ta2" style:family="table" style:master-page-name="PageStyle_5f_charts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ugmented_grouped.csv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formula</text:p>
          </table:table-cell>
          <table:table-cell office:value-type="string">
            <text:p>te12</text:p>
          </table:table-cell>
          <table:table-cell office:value-type="string">
            <text:p>rating</text:p>
          </table:table-cell>
          <table:table-cell office:value-type="string">
            <text:p>mrr</text:p>
          </table:table-cell>
          <table:table-cell office:value-type="string">
            <text:p>nonzero</text:p>
          </table:table-cell>
          <table:table-cell office:value-type="string">
            <text:p>te12</text:p>
          </table:table-cell>
          <table:table-cell office:value-type="string">
            <text:p>rating</text:p>
          </table:table-cell>
          <table:table-cell office:value-type="string">
            <text:p>mrr</text:p>
          </table:table-cell>
          <table:table-cell office:value-type="string">
            <text:p>nonzero</text:p>
          </table:table-cell>
          <table:table-cell office:value-type="string">
            <text:p>Inverse Length</text:p>
          </table:table-cell>
          <table:table-cell office:value-type="string">
            <text:p>Rating</text:p>
          </table:table-cell>
          <table:table-cell office:value-type="string">
            <text:p>MRR</text:p>
          </table:table-cell>
          <table:table-cell office:value-type="string">
            <text:p>&gt;0</text:p>
          </table:table-cell>
          <table:table-cell table:number-columns-repeated="1011"/>
        </table:table-row>
        <table:table-row table:style-name="ro2">
          <table:table-cell office:value-type="string">
            <text:p>augNorm</text:p>
          </table:table-cell>
          <table:table-cell office:value-type="float" office:value="12.8597911227154">
            <text:p>12.8597911227</text:p>
          </table:table-cell>
          <table:table-cell office:value-type="float" office:value="1.51070496083551">
            <text:p>1.5107049608</text:p>
          </table:table-cell>
          <table:table-cell office:value-type="float" office:value="0.191430229184798">
            <text:p>0.1914302292</text:p>
          </table:table-cell>
          <table:table-cell office:value-type="float" office:value="0.619843342036553">
            <text:p>0.619843342</text:p>
          </table:table-cell>
          <table:table-cell office:value-type="float" office:value="12.8597911227154">
            <text:p>12.8597911227</text:p>
          </table:table-cell>
          <table:table-cell office:value-type="float" office:value="1.51070496083551">
            <text:p>1.5107049608</text:p>
          </table:table-cell>
          <table:table-cell office:value-type="float" office:value="0.191430229184798">
            <text:p>0.1914302292</text:p>
          </table:table-cell>
          <table:table-cell office:value-type="float" office:value="0.619843342036553">
            <text:p>0.619843342</text:p>
          </table:table-cell>
          <table:table-cell table:formula="of:=(SUM([.F2:.F25])/24)/[.F2]" office:value-type="float" office:value="0.991739081883335">
            <text:p>0.9917390819</text:p>
          </table:table-cell>
          <table:table-cell table:formula="of:=[.G2]/(SUM([.G2:.G25])/24)" office:value-type="float" office:value="1.07322049617436">
            <text:p>1.0732204962</text:p>
          </table:table-cell>
          <table:table-cell table:formula="of:=[.H2]/(SUM([.H2:.H25])/24)" office:value-type="float" office:value="1.06498957985182">
            <text:p>1.0649895799</text:p>
          </table:table-cell>
          <table:table-cell table:formula="of:=[.I2]/(SUM([.I2:.I25])/24)" office:value-type="float" office:value="1.05238271148873">
            <text:p>1.0523827115</text:p>
          </table:table-cell>
          <table:table-cell table:number-columns-repeated="1011"/>
        </table:table-row>
        <table:table-row table:style-name="ro2">
          <table:table-cell office:value-type="string">
            <text:p>augNorm_entropy</text:p>
          </table:table-cell>
          <table:table-cell office:value-type="float" office:value="12.5483028720627">
            <text:p>12.5483028721</text:p>
          </table:table-cell>
          <table:table-cell office:value-type="float" office:value="1.14934725848564">
            <text:p>1.1493472585</text:p>
          </table:table-cell>
          <table:table-cell office:value-type="float" office:value="0.157180156657964">
            <text:p>0.1571801567</text:p>
          </table:table-cell>
          <table:table-cell office:value-type="float" office:value="0.515404699738903">
            <text:p>0.5154046997</text:p>
          </table:table-cell>
          <table:table-cell office:value-type="float" office:value="12.5483028720627">
            <text:p>12.5483028721</text:p>
          </table:table-cell>
          <table:table-cell office:value-type="float" office:value="1.14934725848564">
            <text:p>1.1493472585</text:p>
          </table:table-cell>
          <table:table-cell office:value-type="float" office:value="0.157180156657964">
            <text:p>0.1571801567</text:p>
          </table:table-cell>
          <table:table-cell office:value-type="float" office:value="0.515404699738903">
            <text:p>0.5154046997</text:p>
          </table:table-cell>
          <table:table-cell table:formula="of:=(SUM([.F3:.F26])/24)/[.F3]" office:value-type="float" office:value="1.01635715771952">
            <text:p>1.0163571577</text:p>
          </table:table-cell>
          <table:table-cell table:formula="of:=[.G3]/(SUM([.G3:.G26])/24)" office:value-type="float" office:value="0.816508230929748">
            <text:p>0.8165082309</text:p>
          </table:table-cell>
          <table:table-cell table:formula="of:=[.H3]/(SUM([.H3:.H26])/24)" office:value-type="float" office:value="0.874445116181795">
            <text:p>0.8744451162</text:p>
          </table:table-cell>
          <table:table-cell table:formula="of:=[.I3]/(SUM([.I3:.I26])/24)" office:value-type="float" office:value="0.875064647210935">
            <text:p>0.8750646472</text:p>
          </table:table-cell>
          <table:table-cell table:number-columns-repeated="1011"/>
        </table:table-row>
        <table:table-row table:style-name="ro1">
          <table:table-cell office:value-type="string">
            <text:p>augNorm_gfidf</text:p>
          </table:table-cell>
          <table:table-cell office:value-type="float" office:value="13.0002610966057">
            <text:p>13.0002610966</text:p>
          </table:table-cell>
          <table:table-cell office:value-type="float" office:value="1.53890339425587">
            <text:p>1.5389033943</text:p>
          </table:table-cell>
          <table:table-cell office:value-type="float" office:value="0.192547142442704">
            <text:p>0.1925471424</text:p>
          </table:table-cell>
          <table:table-cell office:value-type="float" office:value="0.616187989556135">
            <text:p>0.6161879896</text:p>
          </table:table-cell>
          <table:table-cell office:value-type="float" office:value="13.0002610966057">
            <text:p>13.0002610966</text:p>
          </table:table-cell>
          <table:table-cell office:value-type="float" office:value="1.53890339425587">
            <text:p>1.5389033943</text:p>
          </table:table-cell>
          <table:table-cell office:value-type="float" office:value="0.192547142442704">
            <text:p>0.1925471424</text:p>
          </table:table-cell>
          <table:table-cell office:value-type="float" office:value="0.616187989556135">
            <text:p>0.6161879896</text:p>
          </table:table-cell>
          <table:table-cell table:formula="of:=(SUM([.F4:.F27])/24)/[.F4]" office:value-type="float" office:value="0.981023176879358">
            <text:p>0.9810231769</text:p>
          </table:table-cell>
          <table:table-cell table:formula="of:=[.G4]/(SUM([.G4:.G27])/24)" office:value-type="float" office:value="1.09325295617899">
            <text:p>1.0932529562</text:p>
          </table:table-cell>
          <table:table-cell table:formula="of:=[.H4]/(SUM([.H4:.H27])/24)" office:value-type="float" office:value="1.07120333713735">
            <text:p>1.0712033371</text:p>
          </table:table-cell>
          <table:table-cell table:formula="of:=[.I4]/(SUM([.I4:.I27])/24)" office:value-type="float" office:value="1.04617657923901">
            <text:p>1.0461765792</text:p>
          </table:table-cell>
          <table:table-cell table:number-columns-repeated="1011"/>
        </table:table-row>
        <table:table-row table:style-name="ro1">
          <table:table-cell office:value-type="string">
            <text:p>augNorm_idf</text:p>
          </table:table-cell>
          <table:table-cell office:value-type="float" office:value="12.6250652741514">
            <text:p>12.6250652742</text:p>
          </table:table-cell>
          <table:table-cell office:value-type="float" office:value="1.19321148825065">
            <text:p>1.1932114883</text:p>
          </table:table-cell>
          <table:table-cell office:value-type="float" office:value="0.161273571221352">
            <text:p>0.1612735712</text:p>
          </table:table-cell>
          <table:table-cell office:value-type="float" office:value="0.528981723237597">
            <text:p>0.5289817232</text:p>
          </table:table-cell>
          <table:table-cell office:value-type="float" office:value="12.6250652741514">
            <text:p>12.6250652742</text:p>
          </table:table-cell>
          <table:table-cell office:value-type="float" office:value="1.19321148825065">
            <text:p>1.1932114883</text:p>
          </table:table-cell>
          <table:table-cell office:value-type="float" office:value="0.161273571221352">
            <text:p>0.1612735712</text:p>
          </table:table-cell>
          <table:table-cell office:value-type="float" office:value="0.528981723237597">
            <text:p>0.5289817232</text:p>
          </table:table-cell>
          <table:table-cell table:formula="of:=(SUM([.F5:.F28])/24)/[.F5]" office:value-type="float" office:value="1.01017754477396">
            <text:p>1.0101775448</text:p>
          </table:table-cell>
          <table:table-cell table:formula="of:=[.G5]/(SUM([.G5:.G28])/24)" office:value-type="float" office:value="0.847669835381406">
            <text:p>0.8476698354</text:p>
          </table:table-cell>
          <table:table-cell table:formula="of:=[.H5]/(SUM([.H5:.H28])/24)" office:value-type="float" office:value="0.897218133142526">
            <text:p>0.8972181331</text:p>
          </table:table-cell>
          <table:table-cell table:formula="of:=[.I5]/(SUM([.I5:.I28])/24)" office:value-type="float" office:value="0.898115995567047">
            <text:p>0.8981159956</text:p>
          </table:table-cell>
          <table:table-cell table:number-columns-repeated="1011"/>
        </table:table-row>
        <table:table-row table:style-name="ro2">
          <table:table-cell office:value-type="string">
            <text:p>augNorm_inverse</text:p>
          </table:table-cell>
          <table:table-cell office:value-type="float" office:value="12.4872062663185">
            <text:p>12.4872062663</text:p>
          </table:table-cell>
          <table:table-cell office:value-type="float" office:value="1.1065274151436">
            <text:p>1.1065274151</text:p>
          </table:table-cell>
          <table:table-cell office:value-type="float" office:value="0.153260806498405">
            <text:p>0.1532608065</text:p>
          </table:table-cell>
          <table:table-cell office:value-type="float" office:value="0.50704960835509">
            <text:p>0.5070496084</text:p>
          </table:table-cell>
          <table:table-cell office:value-type="float" office:value="12.4872062663185">
            <text:p>12.4872062663</text:p>
          </table:table-cell>
          <table:table-cell office:value-type="float" office:value="1.1065274151436">
            <text:p>1.1065274151</text:p>
          </table:table-cell>
          <table:table-cell office:value-type="float" office:value="0.153260806498405">
            <text:p>0.1532608065</text:p>
          </table:table-cell>
          <table:table-cell office:value-type="float" office:value="0.50704960835509">
            <text:p>0.5070496084</text:p>
          </table:table-cell>
          <table:table-cell table:formula="of:=(SUM([.F6:.F29])/24)/[.F6]" office:value-type="float" office:value="1.02132992514532">
            <text:p>1.0213299251</text:p>
          </table:table-cell>
          <table:table-cell table:formula="of:=[.G6]/(SUM([.G6:.G29])/24)" office:value-type="float" office:value="0.786088569441224">
            <text:p>0.7860885694</text:p>
          </table:table-cell>
          <table:table-cell table:formula="of:=[.H6]/(SUM([.H6:.H29])/24)" office:value-type="float" office:value="0.852640476979846">
            <text:p>0.852640477</text:p>
          </table:table-cell>
          <table:table-cell table:formula="of:=[.I6]/(SUM([.I6:.I29])/24)" office:value-type="float" office:value="0.86087920206871">
            <text:p>0.8608792021</text:p>
          </table:table-cell>
          <table:table-cell table:number-columns-repeated="1011"/>
        </table:table-row>
        <table:table-row table:style-name="ro2">
          <table:table-cell office:value-type="string">
            <text:p>augNorm_normal</text:p>
          </table:table-cell>
          <table:table-cell office:value-type="float" office:value="11.6906005221932">
            <text:p>11.6906005222</text:p>
          </table:table-cell>
          <table:table-cell office:value-type="float" office:value="1.81984334203655">
            <text:p>1.819843342</text:p>
          </table:table-cell>
          <table:table-cell office:value-type="float" office:value="0.224847693646649">
            <text:p>0.2248476936</text:p>
          </table:table-cell>
          <table:table-cell office:value-type="float" office:value="0.680939947780678">
            <text:p>0.6809399478</text:p>
          </table:table-cell>
          <table:table-cell office:value-type="float" office:value="11.6906005221932">
            <text:p>11.6906005222</text:p>
          </table:table-cell>
          <table:table-cell office:value-type="float" office:value="1.81984334203655">
            <text:p>1.819843342</text:p>
          </table:table-cell>
          <table:table-cell office:value-type="float" office:value="0.224847693646649">
            <text:p>0.2248476936</text:p>
          </table:table-cell>
          <table:table-cell office:value-type="float" office:value="0.680939947780678">
            <text:p>0.6809399478</text:p>
          </table:table-cell>
          <table:table-cell table:formula="of:=(SUM([.F7:.F30])/24)/[.F7]" office:value-type="float" office:value="1.09092406476829">
            <text:p>1.0909240648</text:p>
          </table:table-cell>
          <table:table-cell table:formula="of:=[.G7]/(SUM([.G7:.G30])/24)" office:value-type="float" office:value="1.29283561326223">
            <text:p>1.2928356133</text:p>
          </table:table-cell>
          <table:table-cell table:formula="of:=[.H7]/(SUM([.H7:.H30])/24)" office:value-type="float" office:value="1.25090196990901">
            <text:p>1.2509019699</text:p>
          </table:table-cell>
          <table:table-cell table:formula="of:=[.I7]/(SUM([.I7:.I30])/24)" office:value-type="float" office:value="1.15611377909125">
            <text:p>1.1561137791</text:p>
          </table:table-cell>
          <table:table-cell table:number-columns-repeated="1011"/>
        </table:table-row>
        <table:table-row table:style-name="ro2">
          <table:table-cell office:value-type="string">
            <text:p>binary</text:p>
          </table:table-cell>
          <table:table-cell office:value-type="float" office:value="13.8360313315927">
            <text:p>13.8360313316</text:p>
          </table:table-cell>
          <table:table-cell office:value-type="float" office:value="1.71592689295039">
            <text:p>1.715926893</text:p>
          </table:table-cell>
          <table:table-cell office:value-type="float" office:value="0.206457789382071">
            <text:p>0.2064577894</text:p>
          </table:table-cell>
          <table:table-cell office:value-type="float" office:value="0.67154046997389">
            <text:p>0.67154047</text:p>
          </table:table-cell>
          <table:table-cell office:value-type="float" office:value="13.8360313315927">
            <text:p>13.8360313316</text:p>
          </table:table-cell>
          <table:table-cell office:value-type="float" office:value="1.71592689295039">
            <text:p>1.715926893</text:p>
          </table:table-cell>
          <table:table-cell office:value-type="float" office:value="0.206457789382071">
            <text:p>0.2064577894</text:p>
          </table:table-cell>
          <table:table-cell office:value-type="float" office:value="0.67154046997389">
            <text:p>0.67154047</text:p>
          </table:table-cell>
          <table:table-cell table:formula="of:=(SUM([.F8:.F31])/24)/[.F8]" office:value-type="float" office:value="0.921764134208936">
            <text:p>0.9217641342</text:p>
          </table:table-cell>
          <table:table-cell table:formula="of:=[.G8]/(SUM([.G8:.G31])/24)" office:value-type="float" office:value="1.21901228843033">
            <text:p>1.2190122884</text:p>
          </table:table-cell>
          <table:table-cell table:formula="of:=[.H8]/(SUM([.H8:.H31])/24)" office:value-type="float" office:value="1.1485928596935">
            <text:p>1.1485928597</text:p>
          </table:table-cell>
          <table:table-cell table:formula="of:=[.I8]/(SUM([.I8:.I31])/24)" office:value-type="float" office:value="1.14015515330624">
            <text:p>1.1401551533</text:p>
          </table:table-cell>
          <table:table-cell table:number-columns-repeated="1011"/>
        </table:table-row>
        <table:table-row table:style-name="ro2">
          <table:table-cell office:value-type="string">
            <text:p>binary_entropy</text:p>
          </table:table-cell>
          <table:table-cell office:value-type="float" office:value="13.4049608355091">
            <text:p>13.4049608355</text:p>
          </table:table-cell>
          <table:table-cell office:value-type="float" office:value="1.24229765013055">
            <text:p>1.2422976501</text:p>
          </table:table-cell>
          <table:table-cell office:value-type="float" office:value="0.165108790252393">
            <text:p>0.1651087903</text:p>
          </table:table-cell>
          <table:table-cell office:value-type="float" office:value="0.549347258485638">
            <text:p>0.5493472585</text:p>
          </table:table-cell>
          <table:table-cell office:value-type="float" office:value="13.4049608355091">
            <text:p>13.4049608355</text:p>
          </table:table-cell>
          <table:table-cell office:value-type="float" office:value="1.24229765013055">
            <text:p>1.2422976501</text:p>
          </table:table-cell>
          <table:table-cell office:value-type="float" office:value="0.165108790252393">
            <text:p>0.1651087903</text:p>
          </table:table-cell>
          <table:table-cell office:value-type="float" office:value="0.549347258485638">
            <text:p>0.5493472585</text:p>
          </table:table-cell>
          <table:table-cell table:formula="of:=(SUM([.F9:.F32])/24)/[.F9]" office:value-type="float" office:value="0.951405796536883">
            <text:p>0.9514057965</text:p>
          </table:table-cell>
          <table:table-cell table:formula="of:=[.G9]/(SUM([.G9:.G32])/24)" office:value-type="float" office:value="0.882541154648737">
            <text:p>0.8825411546</text:p>
          </table:table-cell>
          <table:table-cell table:formula="of:=[.H9]/(SUM([.H9:.H32])/24)" office:value-type="float" office:value="0.918554723094396">
            <text:p>0.9185547231</text:p>
          </table:table-cell>
          <table:table-cell table:formula="of:=[.I9]/(SUM([.I9:.I32])/24)" office:value-type="float" office:value="0.932693018101218">
            <text:p>0.9326930181</text:p>
          </table:table-cell>
          <table:table-cell table:number-columns-repeated="1011"/>
        </table:table-row>
        <table:table-row table:style-name="ro1">
          <table:table-cell office:value-type="string">
            <text:p>binary_gfidf</text:p>
          </table:table-cell>
          <table:table-cell office:value-type="float" office:value="13.5201044386423">
            <text:p>13.5201044386</text:p>
          </table:table-cell>
          <table:table-cell office:value-type="float" office:value="1.64751958224543">
            <text:p>1.6475195822</text:p>
          </table:table-cell>
          <table:table-cell office:value-type="float" office:value="0.200629532927183">
            <text:p>0.2006295329</text:p>
          </table:table-cell>
          <table:table-cell office:value-type="float" office:value="0.660574412532638">
            <text:p>0.6605744125</text:p>
          </table:table-cell>
          <table:table-cell office:value-type="float" office:value="13.5201044386423">
            <text:p>13.5201044386</text:p>
          </table:table-cell>
          <table:table-cell office:value-type="float" office:value="1.64751958224543">
            <text:p>1.6475195822</text:p>
          </table:table-cell>
          <table:table-cell office:value-type="float" office:value="0.200629532927183">
            <text:p>0.2006295329</text:p>
          </table:table-cell>
          <table:table-cell office:value-type="float" office:value="0.660574412532638">
            <text:p>0.6605744125</text:p>
          </table:table-cell>
          <table:table-cell table:formula="of:=(SUM([.F10:.F33])/24)/[.F10]" office:value-type="float" office:value="0.943303174848404">
            <text:p>0.9433031748</text:p>
          </table:table-cell>
          <table:table-cell table:formula="of:=[.G10]/(SUM([.G10:.G33])/24)" office:value-type="float" office:value="1.170415024345">
            <text:p>1.1704150243</text:p>
          </table:table-cell>
          <table:table-cell table:formula="of:=[.H10]/(SUM([.H10:.H33])/24)" office:value-type="float" office:value="1.11616834440355">
            <text:p>1.1161683444</text:p>
          </table:table-cell>
          <table:table-cell table:formula="of:=[.I10]/(SUM([.I10:.I33])/24)" office:value-type="float" office:value="1.12153675655708">
            <text:p>1.1215367566</text:p>
          </table:table-cell>
          <table:table-cell table:number-columns-repeated="1011"/>
        </table:table-row>
        <table:table-row table:style-name="ro1">
          <table:table-cell office:value-type="string">
            <text:p>binary_idf</text:p>
          </table:table-cell>
          <table:table-cell office:value-type="float" office:value="13.4984334203655">
            <text:p>13.4984334204</text:p>
          </table:table-cell>
          <table:table-cell office:value-type="float" office:value="1.30704960835509">
            <text:p>1.3070496084</text:p>
          </table:table-cell>
          <table:table-cell office:value-type="float" office:value="0.170951552074268">
            <text:p>0.1709515521</text:p>
          </table:table-cell>
          <table:table-cell office:value-type="float" office:value="0.570234986945169">
            <text:p>0.5702349869</text:p>
          </table:table-cell>
          <table:table-cell office:value-type="float" office:value="13.4984334203655">
            <text:p>13.4984334204</text:p>
          </table:table-cell>
          <table:table-cell office:value-type="float" office:value="1.30704960835509">
            <text:p>1.3070496084</text:p>
          </table:table-cell>
          <table:table-cell office:value-type="float" office:value="0.170951552074268">
            <text:p>0.1709515521</text:p>
          </table:table-cell>
          <table:table-cell office:value-type="float" office:value="0.570234986945169">
            <text:p>0.5702349869</text:p>
          </table:table-cell>
          <table:table-cell table:formula="of:=(SUM([.F11:.F34])/24)/[.F11]" office:value-type="float" office:value="0.944817598019306">
            <text:p>0.944817598</text:p>
          </table:table-cell>
          <table:table-cell table:formula="of:=[.G11]/(SUM([.G11:.G34])/24)" office:value-type="float" office:value="0.928541618363087">
            <text:p>0.9285416184</text:p>
          </table:table-cell>
          <table:table-cell table:formula="of:=[.H11]/(SUM([.H11:.H34])/24)" office:value-type="float" office:value="0.951059936530909">
            <text:p>0.9510599365</text:p>
          </table:table-cell>
          <table:table-cell table:formula="of:=[.I11]/(SUM([.I11:.I34])/24)" office:value-type="float" office:value="0.968156630956779">
            <text:p>0.968156631</text:p>
          </table:table-cell>
          <table:table-cell table:number-columns-repeated="1011"/>
        </table:table-row>
        <table:table-row table:style-name="ro2">
          <table:table-cell office:value-type="string">
            <text:p>binary_inverse</text:p>
          </table:table-cell>
          <table:table-cell office:value-type="float" office:value="13.2979112271541">
            <text:p>13.2979112272</text:p>
          </table:table-cell>
          <table:table-cell office:value-type="float" office:value="1.19164490861619">
            <text:p>1.1916449086</text:p>
          </table:table-cell>
          <table:table-cell office:value-type="float" office:value="0.1592863359443">
            <text:p>0.1592863359</text:p>
          </table:table-cell>
          <table:table-cell office:value-type="float" office:value="0.536292428198433">
            <text:p>0.5362924282</text:p>
          </table:table-cell>
          <table:table-cell office:value-type="float" office:value="13.2979112271541">
            <text:p>13.2979112272</text:p>
          </table:table-cell>
          <table:table-cell office:value-type="float" office:value="1.19164490861619">
            <text:p>1.1916449086</text:p>
          </table:table-cell>
          <table:table-cell office:value-type="float" office:value="0.1592863359443">
            <text:p>0.1592863359</text:p>
          </table:table-cell>
          <table:table-cell office:value-type="float" office:value="0.536292428198433">
            <text:p>0.5362924282</text:p>
          </table:table-cell>
          <table:table-cell table:formula="of:=(SUM([.F12:.F35])/24)/[.F12]" office:value-type="float" office:value="0.959064715006575">
            <text:p>0.959064715</text:p>
          </table:table-cell>
          <table:table-cell table:formula="of:=[.G12]/(SUM([.G12:.G35])/24)" office:value-type="float" office:value="0.846556920936704">
            <text:p>0.8465569209</text:p>
          </table:table-cell>
          <table:table-cell table:formula="of:=[.H12]/(SUM([.H12:.H35])/24)" office:value-type="float" office:value="0.88616248706308">
            <text:p>0.8861624871</text:p>
          </table:table-cell>
          <table:table-cell table:formula="of:=[.I12]/(SUM([.I12:.I35])/24)" office:value-type="float" office:value="0.910528260066495">
            <text:p>0.9105282601</text:p>
          </table:table-cell>
          <table:table-cell table:number-columns-repeated="1011"/>
        </table:table-row>
        <table:table-row table:style-name="ro2">
          <table:table-cell office:value-type="string">
            <text:p>binary_normal</text:p>
          </table:table-cell>
          <table:table-cell office:value-type="float" office:value="12.4120104438642">
            <text:p>12.4120104439</text:p>
          </table:table-cell>
          <table:table-cell office:value-type="float" office:value="2.01409921671018">
            <text:p>2.0140992167</text:p>
          </table:table-cell>
          <table:table-cell office:value-type="float" office:value="0.241517261386713">
            <text:p>0.2415172614</text:p>
          </table:table-cell>
          <table:table-cell office:value-type="float" office:value="0.717493472584856">
            <text:p>0.7174934726</text:p>
          </table:table-cell>
          <table:table-cell office:value-type="float" office:value="12.4120104438642">
            <text:p>12.4120104439</text:p>
          </table:table-cell>
          <table:table-cell office:value-type="float" office:value="2.01409921671018">
            <text:p>2.0140992167</text:p>
          </table:table-cell>
          <table:table-cell office:value-type="float" office:value="0.241517261386713">
            <text:p>0.2415172614</text:p>
          </table:table-cell>
          <table:table-cell office:value-type="float" office:value="0.717493472584856">
            <text:p>0.7174934726</text:p>
          </table:table-cell>
          <table:table-cell table:formula="of:=(SUM([.F13:.F36])/24)/[.F13]" office:value-type="float" office:value="1.02751745971644">
            <text:p>1.0275174597</text:p>
          </table:table-cell>
          <table:table-cell table:formula="of:=[.G13]/(SUM([.G13:.G36])/24)" office:value-type="float" office:value="1.43083700440528">
            <text:p>1.4308370044</text:p>
          </table:table-cell>
          <table:table-cell table:formula="of:=[.H13]/(SUM([.H13:.H36])/24)" office:value-type="float" office:value="1.34364027994187">
            <text:p>1.3436402799</text:p>
          </table:table-cell>
          <table:table-cell table:formula="of:=[.I13]/(SUM([.I13:.I36])/24)" office:value-type="float" office:value="1.21817510158847">
            <text:p>1.2181751016</text:p>
          </table:table-cell>
          <table:table-cell table:number-columns-repeated="1011"/>
        </table:table-row>
        <table:table-row table:style-name="ro2">
          <table:table-cell office:value-type="string">
            <text:p>log</text:p>
          </table:table-cell>
          <table:table-cell office:value-type="float" office:value="13.5543080939948">
            <text:p>13.554308094</text:p>
          </table:table-cell>
          <table:table-cell office:value-type="float" office:value="1.65639686684073">
            <text:p>1.6563968668</text:p>
          </table:table-cell>
          <table:table-cell office:value-type="float" office:value="0.202135190020307">
            <text:p>0.20213519</text:p>
          </table:table-cell>
          <table:table-cell office:value-type="float" office:value="0.660574412532638">
            <text:p>0.6605744125</text:p>
          </table:table-cell>
          <table:table-cell office:value-type="float" office:value="13.5543080939948">
            <text:p>13.554308094</text:p>
          </table:table-cell>
          <table:table-cell office:value-type="float" office:value="1.65639686684073">
            <text:p>1.6563968668</text:p>
          </table:table-cell>
          <table:table-cell office:value-type="float" office:value="0.202135190020307">
            <text:p>0.20213519</text:p>
          </table:table-cell>
          <table:table-cell office:value-type="float" office:value="0.660574412532638">
            <text:p>0.6605744125</text:p>
          </table:table-cell>
          <table:table-cell table:formula="of:=(SUM([.F14:.F37])/24)/[.F14]" office:value-type="float" office:value="0.940922793905187">
            <text:p>0.9409227939</text:p>
          </table:table-cell>
          <table:table-cell table:formula="of:=[.G14]/(SUM([.G14:.G37])/24)" office:value-type="float" office:value="1.17672153953165">
            <text:p>1.1767215395</text:p>
          </table:table-cell>
          <table:table-cell table:formula="of:=[.H14]/(SUM([.H14:.H37])/24)" office:value-type="float" office:value="1.12454481201703">
            <text:p>1.124544812</text:p>
          </table:table-cell>
          <table:table-cell table:formula="of:=[.I14]/(SUM([.I14:.I37])/24)" office:value-type="float" office:value="1.12153675655708">
            <text:p>1.1215367566</text:p>
          </table:table-cell>
          <table:table-cell table:number-columns-repeated="1011"/>
        </table:table-row>
        <table:table-row table:style-name="ro2">
          <table:table-cell office:value-type="string">
            <text:p>log_entropy</text:p>
          </table:table-cell>
          <table:table-cell office:value-type="float" office:value="13.2624020887728">
            <text:p>13.2624020888</text:p>
          </table:table-cell>
          <table:table-cell office:value-type="float" office:value="1.2177545691906">
            <text:p>1.2177545692</text:p>
          </table:table-cell>
          <table:table-cell office:value-type="float" office:value="0.162706701479547">
            <text:p>0.1627067015</text:p>
          </table:table-cell>
          <table:table-cell office:value-type="float" office:value="0.544647519582245">
            <text:p>0.5446475196</text:p>
          </table:table-cell>
          <table:table-cell office:value-type="float" office:value="13.2624020887728">
            <text:p>13.2624020888</text:p>
          </table:table-cell>
          <table:table-cell office:value-type="float" office:value="1.2177545691906">
            <text:p>1.2177545692</text:p>
          </table:table-cell>
          <table:table-cell office:value-type="float" office:value="0.162706701479547">
            <text:p>0.1627067015</text:p>
          </table:table-cell>
          <table:table-cell office:value-type="float" office:value="0.544647519582245">
            <text:p>0.5446475196</text:p>
          </table:table-cell>
          <table:table-cell table:formula="of:=(SUM([.F15:.F38])/24)/[.F15]" office:value-type="float" office:value="0.961632542573087">
            <text:p>0.9616325426</text:p>
          </table:table-cell>
          <table:table-cell table:formula="of:=[.G15]/(SUM([.G15:.G38])/24)" office:value-type="float" office:value="0.865105495015071">
            <text:p>0.865105495</text:p>
          </table:table-cell>
          <table:table-cell table:formula="of:=[.H15]/(SUM([.H15:.H38])/24)" office:value-type="float" office:value="0.905191110023181">
            <text:p>0.90519111</text:p>
          </table:table-cell>
          <table:table-cell table:formula="of:=[.I15]/(SUM([.I15:.I38])/24)" office:value-type="float" office:value="0.924713705208718">
            <text:p>0.9247137052</text:p>
          </table:table-cell>
          <table:table-cell table:number-columns-repeated="1011"/>
        </table:table-row>
        <table:table-row table:style-name="ro1">
          <table:table-cell office:value-type="string">
            <text:p>log_gfidf</text:p>
          </table:table-cell>
          <table:table-cell office:value-type="float" office:value="12.2498694516971">
            <text:p>12.2498694517</text:p>
          </table:table-cell>
          <table:table-cell office:value-type="float" office:value="1.41671018276762">
            <text:p>1.4167101828</text:p>
          </table:table-cell>
          <table:table-cell office:value-type="float" office:value="0.177568900493182">
            <text:p>0.1775689005</text:p>
          </table:table-cell>
          <table:table-cell office:value-type="float" office:value="0.591644908616186">
            <text:p>0.5916449086</text:p>
          </table:table-cell>
          <table:table-cell office:value-type="float" office:value="12.2498694516971">
            <text:p>12.2498694517</text:p>
          </table:table-cell>
          <table:table-cell office:value-type="float" office:value="1.41671018276762">
            <text:p>1.4167101828</text:p>
          </table:table-cell>
          <table:table-cell office:value-type="float" office:value="0.177568900493182">
            <text:p>0.1775689005</text:p>
          </table:table-cell>
          <table:table-cell office:value-type="float" office:value="0.591644908616186">
            <text:p>0.5916449086</text:p>
          </table:table-cell>
          <table:table-cell table:formula="of:=(SUM([.F16:.F39])/24)/[.F16]" office:value-type="float" office:value="1.04111782509538">
            <text:p>1.0411178251</text:p>
          </table:table-cell>
          <table:table-cell table:formula="of:=[.G16]/(SUM([.G16:.G39])/24)" office:value-type="float" office:value="1.00644562949223">
            <text:p>1.0064456295</text:p>
          </table:table-cell>
          <table:table-cell table:formula="of:=[.H16]/(SUM([.H16:.H39])/24)" office:value-type="float" office:value="0.987874430994006">
            <text:p>0.987874431</text:p>
          </table:table-cell>
          <table:table-cell table:formula="of:=[.I16]/(SUM([.I16:.I39])/24)" office:value-type="float" office:value="1.00450683413373">
            <text:p>1.0045068341</text:p>
          </table:table-cell>
          <table:table-cell table:number-columns-repeated="1011"/>
        </table:table-row>
        <table:table-row table:style-name="ro1">
          <table:table-cell office:value-type="string">
            <text:p>log_idf</text:p>
          </table:table-cell>
          <table:table-cell office:value-type="float" office:value="13.3660574412532">
            <text:p>13.3660574413</text:p>
          </table:table-cell>
          <table:table-cell office:value-type="float" office:value="1.27728459530026">
            <text:p>1.2772845953</text:p>
          </table:table-cell>
          <table:table-cell office:value-type="float" office:value="0.166710182767624">
            <text:p>0.1667101828</text:p>
          </table:table-cell>
          <table:table-cell office:value-type="float" office:value="0.561357702349869">
            <text:p>0.5613577023</text:p>
          </table:table-cell>
          <table:table-cell office:value-type="float" office:value="13.3660574412532">
            <text:p>13.3660574413</text:p>
          </table:table-cell>
          <table:table-cell office:value-type="float" office:value="1.27728459530026">
            <text:p>1.2772845953</text:p>
          </table:table-cell>
          <table:table-cell office:value-type="float" office:value="0.166710182767624">
            <text:p>0.1667101828</text:p>
          </table:table-cell>
          <table:table-cell office:value-type="float" office:value="0.561357702349869">
            <text:p>0.5613577023</text:p>
          </table:table-cell>
          <table:table-cell table:formula="of:=(SUM([.F17:.F40])/24)/[.F17]" office:value-type="float" office:value="0.954174968745117">
            <text:p>0.9541749687</text:p>
          </table:table-cell>
          <table:table-cell table:formula="of:=[.G17]/(SUM([.G17:.G40])/24)" office:value-type="float" office:value="0.907396243913749">
            <text:p>0.9073962439</text:p>
          </table:table-cell>
          <table:table-cell table:formula="of:=[.H17]/(SUM([.H17:.H40])/24)" office:value-type="float" office:value="0.927463798475208">
            <text:p>0.9274637985</text:p>
          </table:table-cell>
          <table:table-cell table:formula="of:=[.I17]/(SUM([.I17:.I40])/24)" office:value-type="float" office:value="0.953084595493166">
            <text:p>0.9530845955</text:p>
          </table:table-cell>
          <table:table-cell table:number-columns-repeated="1011"/>
        </table:table-row>
        <table:table-row table:style-name="ro2">
          <table:table-cell office:value-type="string">
            <text:p>log_inverse</text:p>
          </table:table-cell>
          <table:table-cell office:value-type="float" office:value="13.1558746736292">
            <text:p>13.1558746736</text:p>
          </table:table-cell>
          <table:table-cell office:value-type="float" office:value="1.17180156657963">
            <text:p>1.1718015666</text:p>
          </table:table-cell>
          <table:table-cell office:value-type="float" office:value="0.159289237017696">
            <text:p>0.159289237</text:p>
          </table:table-cell>
          <table:table-cell office:value-type="float" office:value="0.533681462140991">
            <text:p>0.5336814621</text:p>
          </table:table-cell>
          <table:table-cell office:value-type="float" office:value="13.1558746736292">
            <text:p>13.1558746736</text:p>
          </table:table-cell>
          <table:table-cell office:value-type="float" office:value="1.17180156657963">
            <text:p>1.1718015666</text:p>
          </table:table-cell>
          <table:table-cell office:value-type="float" office:value="0.159289237017696">
            <text:p>0.159289237</text:p>
          </table:table-cell>
          <table:table-cell office:value-type="float" office:value="0.533681462140991">
            <text:p>0.5336814621</text:p>
          </table:table-cell>
          <table:table-cell table:formula="of:=(SUM([.F18:.F41])/24)/[.F18]" office:value-type="float" office:value="0.969419195427392">
            <text:p>0.9694191954</text:p>
          </table:table-cell>
          <table:table-cell table:formula="of:=[.G18]/(SUM([.G18:.G41])/24)" office:value-type="float" office:value="0.832460004637144">
            <text:p>0.8324600046</text:p>
          </table:table-cell>
          <table:table-cell table:formula="of:=[.H18]/(SUM([.H18:.H41])/24)" office:value-type="float" office:value="0.886178626692391">
            <text:p>0.8861786267</text:p>
          </table:table-cell>
          <table:table-cell table:formula="of:=[.I18]/(SUM([.I18:.I41])/24)" office:value-type="float" office:value="0.906095308459548">
            <text:p>0.9060953085</text:p>
          </table:table-cell>
          <table:table-cell table:number-columns-repeated="1011"/>
        </table:table-row>
        <table:table-row table:style-name="ro2">
          <table:table-cell office:value-type="string">
            <text:p>log_normal</text:p>
          </table:table-cell>
          <table:table-cell office:value-type="float" office:value="11.4161879895561">
            <text:p>11.4161879896</text:p>
          </table:table-cell>
          <table:table-cell office:value-type="float" office:value="1.69347258485639">
            <text:p>1.6934725849</text:p>
          </table:table-cell>
          <table:table-cell office:value-type="float" office:value="0.204812880765884">
            <text:p>0.2048128808</text:p>
          </table:table-cell>
          <table:table-cell office:value-type="float" office:value="0.648041775456919">
            <text:p>0.6480417755</text:p>
          </table:table-cell>
          <table:table-cell office:value-type="float" office:value="11.4161879895561">
            <text:p>11.4161879896</text:p>
          </table:table-cell>
          <table:table-cell office:value-type="float" office:value="1.69347258485639">
            <text:p>1.6934725849</text:p>
          </table:table-cell>
          <table:table-cell office:value-type="float" office:value="0.204812880765884">
            <text:p>0.2048128808</text:p>
          </table:table-cell>
          <table:table-cell office:value-type="float" office:value="0.648041775456919">
            <text:p>0.6480417755</text:p>
          </table:table-cell>
          <table:table-cell table:formula="of:=(SUM([.F19:.F42])/24)/[.F19]" office:value-type="float" office:value="1.11714676150398">
            <text:p>1.1171467615</text:p>
          </table:table-cell>
          <table:table-cell table:formula="of:=[.G19]/(SUM([.G19:.G42])/24)" office:value-type="float" office:value="1.20306051472293">
            <text:p>1.2030605147</text:p>
          </table:table-cell>
          <table:table-cell table:formula="of:=[.H19]/(SUM([.H19:.H42])/24)" office:value-type="float" office:value="1.13944168987299">
            <text:p>1.1394416899</text:p>
          </table:table-cell>
          <table:table-cell table:formula="of:=[.I19]/(SUM([.I19:.I42])/24)" office:value-type="float" office:value="1.10025858884374">
            <text:p>1.1002585888</text:p>
          </table:table-cell>
          <table:table-cell table:number-columns-repeated="1011"/>
        </table:table-row>
        <table:table-row table:style-name="ro1">
          <table:table-cell office:value-type="string">
            <text:p>tf</text:p>
          </table:table-cell>
          <table:table-cell office:value-type="float" office:value="12.9120104438642">
            <text:p>12.9120104439</text:p>
          </table:table-cell>
          <table:table-cell office:value-type="float" office:value="1.58067885117493">
            <text:p>1.5806788512</text:p>
          </table:table-cell>
          <table:table-cell office:value-type="float" office:value="0.19420365535248">
            <text:p>0.1942036554</text:p>
          </table:table-cell>
          <table:table-cell office:value-type="float" office:value="0.640731070496084">
            <text:p>0.6407310705</text:p>
          </table:table-cell>
          <table:table-cell office:value-type="float" office:value="12.9120104438642">
            <text:p>12.9120104439</text:p>
          </table:table-cell>
          <table:table-cell office:value-type="float" office:value="1.58067885117493">
            <text:p>1.5806788512</text:p>
          </table:table-cell>
          <table:table-cell office:value-type="float" office:value="0.19420365535248">
            <text:p>0.1942036554</text:p>
          </table:table-cell>
          <table:table-cell office:value-type="float" office:value="0.640731070496084">
            <text:p>0.6407310705</text:p>
          </table:table-cell>
          <table:table-cell table:formula="of:=(SUM([.F20:.F43])/24)/[.F20]" office:value-type="float" office:value="0.987728247022426">
            <text:p>0.987728247</text:p>
          </table:table-cell>
          <table:table-cell table:formula="of:=[.G20]/(SUM([.G20:.G43])/24)" office:value-type="float" office:value="1.12293067470438">
            <text:p>1.1229306747</text:p>
          </table:table-cell>
          <table:table-cell table:formula="of:=[.H20]/(SUM([.H20:.H43])/24)" office:value-type="float" office:value="1.08041906547511">
            <text:p>1.0804190655</text:p>
          </table:table-cell>
          <table:table-cell table:formula="of:=[.I20]/(SUM([.I20:.I43])/24)" office:value-type="float" office:value="1.08784632434429">
            <text:p>1.0878463243</text:p>
          </table:table-cell>
          <table:table-cell table:number-columns-repeated="1011"/>
        </table:table-row>
        <table:table-row table:style-name="ro1">
          <table:table-cell office:value-type="string">
            <text:p>tf_entropy</text:p>
          </table:table-cell>
          <table:table-cell office:value-type="float" office:value="12.9221932114882">
            <text:p>12.9221932115</text:p>
          </table:table-cell>
          <table:table-cell office:value-type="float" office:value="1.18537859007833">
            <text:p>1.1853785901</text:p>
          </table:table-cell>
          <table:table-cell office:value-type="float" office:value="0.157136640557006">
            <text:p>0.1571366406</text:p>
          </table:table-cell>
          <table:table-cell office:value-type="float" office:value="0.540469973890338">
            <text:p>0.5404699739</text:p>
          </table:table-cell>
          <table:table-cell office:value-type="float" office:value="12.9221932114882">
            <text:p>12.9221932115</text:p>
          </table:table-cell>
          <table:table-cell office:value-type="float" office:value="1.18537859007833">
            <text:p>1.1853785901</text:p>
          </table:table-cell>
          <table:table-cell office:value-type="float" office:value="0.157136640557006">
            <text:p>0.1571366406</text:p>
          </table:table-cell>
          <table:table-cell office:value-type="float" office:value="0.540469973890338">
            <text:p>0.5404699739</text:p>
          </table:table-cell>
          <table:table-cell table:formula="of:=(SUM([.F21:.F44])/24)/[.F21]" office:value-type="float" office:value="0.986949911096743">
            <text:p>0.9869499111</text:p>
          </table:table-cell>
          <table:table-cell table:formula="of:=[.G21]/(SUM([.G21:.G44])/24)" office:value-type="float" office:value="0.842105263157895">
            <text:p>0.8421052632</text:p>
          </table:table-cell>
          <table:table-cell table:formula="of:=[.H21]/(SUM([.H21:.H44])/24)" office:value-type="float" office:value="0.874203021742097">
            <text:p>0.8742030217</text:p>
          </table:table-cell>
          <table:table-cell table:formula="of:=[.I21]/(SUM([.I21:.I44])/24)" office:value-type="float" office:value="0.917620982637605">
            <text:p>0.9176209826</text:p>
          </table:table-cell>
          <table:table-cell table:number-columns-repeated="1011"/>
        </table:table-row>
        <table:table-row table:style-name="ro1">
          <table:table-cell office:value-type="string">
            <text:p>tf_gfidf</text:p>
          </table:table-cell>
          <table:table-cell office:value-type="float" office:value="11.3916449086162">
            <text:p>11.3916449086</text:p>
          </table:table-cell>
          <table:table-cell office:value-type="float" office:value="1.28302872062663">
            <text:p>1.2830287206</text:p>
          </table:table-cell>
          <table:table-cell office:value-type="float" office:value="0.165239338555265">
            <text:p>0.1652393386</text:p>
          </table:table-cell>
          <table:table-cell office:value-type="float" office:value="0.557180156657962">
            <text:p>0.5571801567</text:p>
          </table:table-cell>
          <table:table-cell office:value-type="float" office:value="11.3916449086162">
            <text:p>11.3916449086</text:p>
          </table:table-cell>
          <table:table-cell office:value-type="float" office:value="1.28302872062663">
            <text:p>1.2830287206</text:p>
          </table:table-cell>
          <table:table-cell office:value-type="float" office:value="0.165239338555265">
            <text:p>0.1652393386</text:p>
          </table:table-cell>
          <table:table-cell office:value-type="float" office:value="0.557180156657962">
            <text:p>0.5571801567</text:p>
          </table:table-cell>
          <table:table-cell table:formula="of:=(SUM([.F22:.F45])/24)/[.F22]" office:value-type="float" office:value="1.11955363282145">
            <text:p>1.1195536328</text:p>
          </table:table-cell>
          <table:table-cell table:formula="of:=[.G22]/(SUM([.G22:.G45])/24)" office:value-type="float" office:value="0.91147693021099">
            <text:p>0.9114769302</text:p>
          </table:table-cell>
          <table:table-cell table:formula="of:=[.H22]/(SUM([.H22:.H45])/24)" office:value-type="float" office:value="0.919281006413485">
            <text:p>0.9192810064</text:p>
          </table:table-cell>
          <table:table-cell table:formula="of:=[.I22]/(SUM([.I22:.I45])/24)" office:value-type="float" office:value="0.945991872922053">
            <text:p>0.9459918729</text:p>
          </table:table-cell>
          <table:table-cell table:number-columns-repeated="1011"/>
        </table:table-row>
        <table:table-row table:style-name="ro1">
          <table:table-cell office:value-type="string">
            <text:p>tf_idf</text:p>
          </table:table-cell>
          <table:table-cell office:value-type="float" office:value="12.9963446475196">
            <text:p>12.9963446475</text:p>
          </table:table-cell>
          <table:table-cell office:value-type="float" office:value="1.22245430809399">
            <text:p>1.2224543081</text:p>
          </table:table-cell>
          <table:table-cell office:value-type="float" office:value="0.158935306063243">
            <text:p>0.1589353061</text:p>
          </table:table-cell>
          <table:table-cell office:value-type="float" office:value="0.552480417754568">
            <text:p>0.5524804178</text:p>
          </table:table-cell>
          <table:table-cell office:value-type="float" office:value="12.9963446475196">
            <text:p>12.9963446475</text:p>
          </table:table-cell>
          <table:table-cell office:value-type="float" office:value="1.22245430809399">
            <text:p>1.2224543081</text:p>
          </table:table-cell>
          <table:table-cell office:value-type="float" office:value="0.158935306063243">
            <text:p>0.1589353061</text:p>
          </table:table-cell>
          <table:table-cell office:value-type="float" office:value="0.552480417754568">
            <text:p>0.5524804178</text:p>
          </table:table-cell>
          <table:table-cell table:formula="of:=(SUM([.F23:.F46])/24)/[.F23]" office:value-type="float" office:value="0.981318808261008">
            <text:p>0.9813188083</text:p>
          </table:table-cell>
          <table:table-cell table:formula="of:=[.G23]/(SUM([.G23:.G46])/24)" office:value-type="float" office:value="0.868444238349177">
            <text:p>0.8684442383</text:p>
          </table:table-cell>
          <table:table-cell table:formula="of:=[.H23]/(SUM([.H23:.H46])/24)" office:value-type="float" office:value="0.884209591916197">
            <text:p>0.8842095919</text:p>
          </table:table-cell>
          <table:table-cell table:formula="of:=[.I23]/(SUM([.I23:.I46])/24)" office:value-type="float" office:value="0.938012560029552">
            <text:p>0.93801256</text:p>
          </table:table-cell>
          <table:table-cell table:number-columns-repeated="1011"/>
        </table:table-row>
        <table:table-row table:style-name="ro1">
          <table:table-cell office:value-type="string">
            <text:p>tf_inverse</text:p>
          </table:table-cell>
          <table:table-cell office:value-type="float" office:value="12.8621409921671">
            <text:p>12.8621409922</text:p>
          </table:table-cell>
          <table:table-cell office:value-type="float" office:value="1.1378590078329">
            <text:p>1.1378590078</text:p>
          </table:table-cell>
          <table:table-cell office:value-type="float" office:value="0.154006382361474">
            <text:p>0.1540063824</text:p>
          </table:table-cell>
          <table:table-cell office:value-type="float" office:value="0.523237597911226">
            <text:p>0.5232375979</text:p>
          </table:table-cell>
          <table:table-cell office:value-type="float" office:value="12.8621409921671">
            <text:p>12.8621409922</text:p>
          </table:table-cell>
          <table:table-cell office:value-type="float" office:value="1.1378590078329">
            <text:p>1.1378590078</text:p>
          </table:table-cell>
          <table:table-cell office:value-type="float" office:value="0.154006382361474">
            <text:p>0.1540063824</text:p>
          </table:table-cell>
          <table:table-cell office:value-type="float" office:value="0.523237597911226">
            <text:p>0.5232375979</text:p>
          </table:table-cell>
          <table:table-cell table:formula="of:=(SUM([.F24:.F47])/24)/[.F24]" office:value-type="float" office:value="0.991557894523161">
            <text:p>0.9915578945</text:p>
          </table:table-cell>
          <table:table-cell table:formula="of:=[.G24]/(SUM([.G24:.G47])/24)" office:value-type="float" office:value="0.808346858335265">
            <text:p>0.8083468583</text:p>
          </table:table-cell>
          <table:table-cell table:formula="of:=[.H24]/(SUM([.H24:.H47])/24)" office:value-type="float" office:value="0.856788361713302">
            <text:p>0.8567883617</text:p>
          </table:table-cell>
          <table:table-cell table:formula="of:=[.I24]/(SUM([.I24:.I47])/24)" office:value-type="float" office:value="0.888363502031769">
            <text:p>0.888363502</text:p>
          </table:table-cell>
          <table:table-cell table:number-columns-repeated="1011"/>
        </table:table-row>
        <table:table-row table:style-name="ro1">
          <table:table-cell office:value-type="string">
            <text:p>tf_normal</text:p>
          </table:table-cell>
          <table:table-cell office:value-type="float" office:value="10.8156657963446">
            <text:p>10.8156657963</text:p>
          </table:table-cell>
          <table:table-cell office:value-type="float" office:value="1.50339425587467">
            <text:p>1.5033942559</text:p>
          </table:table-cell>
          <table:table-cell office:value-type="float" office:value="0.186727589208007">
            <text:p>0.1867275892</text:p>
          </table:table-cell>
          <table:table-cell office:value-type="float" office:value="0.607832898172322">
            <text:p>0.6078328982</text:p>
          </table:table-cell>
          <table:table-cell office:value-type="float" office:value="10.8156657963446">
            <text:p>10.8156657963</text:p>
          </table:table-cell>
          <table:table-cell office:value-type="float" office:value="1.50339425587467">
            <text:p>1.5033942559</text:p>
          </table:table-cell>
          <table:table-cell office:value-type="float" office:value="0.186727589208007">
            <text:p>0.1867275892</text:p>
          </table:table-cell>
          <table:table-cell office:value-type="float" office:value="0.607832898172322">
            <text:p>0.6078328982</text:p>
          </table:table-cell>
          <table:table-cell table:formula="of:=(SUM([.F25:.F48])/24)/[.F25]" office:value-type="float" office:value="1.17917451235999">
            <text:p>1.1791745124</text:p>
          </table:table-cell>
          <table:table-cell table:formula="of:=[.G25]/(SUM([.G25:.G48])/24)" office:value-type="float" office:value="1.06802689543241">
            <text:p>1.0680268954</text:p>
          </table:table-cell>
          <table:table-cell table:formula="of:=[.H25]/(SUM([.H25:.H48])/24)" office:value-type="float" office:value="1.03882724073535">
            <text:p>1.0388272407</text:p>
          </table:table-cell>
          <table:table-cell table:formula="of:=[.I25]/(SUM([.I25:.I48])/24)" office:value-type="float" office:value="1.03199113409678">
            <text:p>1.0319911341</text:p>
          </table:table-cell>
          <table:table-cell table:number-columns-repeated="1011"/>
        </table:table-row>
        <table:table-row table:style-name="ro2">
          <table:table-cell office:value-type="string">
            <text:p>Minimum</text:p>
          </table:table-cell>
          <table:table-cell office:value-type="float" office:value="2.5">
            <text:p>2.5</text:p>
          </table:table-cell>
          <table:table-cell table:number-columns-repeated="3" office:value-type="float" office:value="0">
            <text:p>0</text:p>
          </table:table-cell>
          <table:table-cell office:value-type="float" office:value="12.8597911227154">
            <text:p>12.8597911227</text:p>
          </table:table-cell>
          <table:table-cell office:value-type="float" office:value="1.51070496083551">
            <text:p>1.5107049608</text:p>
          </table:table-cell>
          <table:table-cell office:value-type="float" office:value="0.191430229184798">
            <text:p>0.1914302292</text:p>
          </table:table-cell>
          <table:table-cell office:value-type="float" office:value="0.619843342036553">
            <text:p>0.619843342</text:p>
          </table:table-cell>
          <table:table-cell table:number-columns-repeated="1015"/>
        </table:table-row>
        <table:table-row table:style-name="ro2">
          <table:table-cell office:value-type="string">
            <text:p>Maximum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2.5483028720627">
            <text:p>12.5483028721</text:p>
          </table:table-cell>
          <table:table-cell office:value-type="float" office:value="1.14934725848564">
            <text:p>1.1493472585</text:p>
          </table:table-cell>
          <table:table-cell office:value-type="float" office:value="0.157180156657964">
            <text:p>0.1571801567</text:p>
          </table:table-cell>
          <table:table-cell office:value-type="float" office:value="0.515404699738903">
            <text:p>0.5154046997</text:p>
          </table:table-cell>
          <table:table-cell table:number-columns-repeated="1015"/>
        </table:table-row>
        <table:table-row table:style-name="ro2">
          <table:table-cell office:value-type="string">
            <text:p>Mean</text:p>
          </table:table-cell>
          <table:table-cell office:value-type="float" office:value="12.7535574412533">
            <text:p>12.7535574413</text:p>
          </table:table-cell>
          <table:table-cell office:value-type="float" office:value="1.40763707571802">
            <text:p>1.4076370757</text:p>
          </table:table-cell>
          <table:table-cell office:value-type="float" office:value="0.179748452760866">
            <text:p>0.1797484528</text:p>
          </table:table-cell>
          <table:table-cell office:value-type="float" office:value="0.588990426457789">
            <text:p>0.5889904265</text:p>
          </table:table-cell>
          <table:table-cell office:value-type="float" office:value="13.0002610966057">
            <text:p>13.0002610966</text:p>
          </table:table-cell>
          <table:table-cell office:value-type="float" office:value="1.53890339425587">
            <text:p>1.5389033943</text:p>
          </table:table-cell>
          <table:table-cell office:value-type="float" office:value="0.192547142442704">
            <text:p>0.1925471424</text:p>
          </table:table-cell>
          <table:table-cell office:value-type="float" office:value="0.616187989556135">
            <text:p>0.6161879896</text:p>
          </table:table-cell>
          <table:table-cell table:number-columns-repeated="1015"/>
        </table:table-row>
        <table:table-row table:style-name="ro2">
          <table:table-cell office:value-type="string">
            <text:p>Std. deviation</text:p>
          </table:table-cell>
          <table:table-cell office:value-type="float" office:value="2.66853600483701">
            <text:p>2.6685360048</text:p>
          </table:table-cell>
          <table:table-cell office:value-type="float" office:value="1.45632709401618">
            <text:p>1.456327094</text:p>
          </table:table-cell>
          <table:table-cell office:value-type="float" office:value="0.172601208719065">
            <text:p>0.1726012087</text:p>
          </table:table-cell>
          <table:table-cell office:value-type="float" office:value="0.492022328068194">
            <text:p>0.4920223281</text:p>
          </table:table-cell>
          <table:table-cell office:value-type="float" office:value="12.6250652741514">
            <text:p>12.6250652742</text:p>
          </table:table-cell>
          <table:table-cell office:value-type="float" office:value="1.19321148825065">
            <text:p>1.1932114883</text:p>
          </table:table-cell>
          <table:table-cell office:value-type="float" office:value="0.161273571221352">
            <text:p>0.1612735712</text:p>
          </table:table-cell>
          <table:table-cell office:value-type="float" office:value="0.528981723237597">
            <text:p>0.5289817232</text:p>
          </table:table-cell>
          <table:table-cell table:number-columns-repeated="1015"/>
        </table:table-row>
        <table:table-row table:style-name="ro2">
          <table:table-cell office:value-type="string">
            <text:p>Variance</text:p>
          </table:table-cell>
          <table:table-cell office:value-type="float" office:value="7.12108440911149">
            <text:p>7.1210844091</text:p>
          </table:table-cell>
          <table:table-cell office:value-type="float" office:value="2.12088860476562">
            <text:p>2.1208886048</text:p>
          </table:table-cell>
          <table:table-cell office:value-type="float" office:value="0.0297911772512824">
            <text:p>0.0297911773</text:p>
          </table:table-cell>
          <table:table-cell office:value-type="float" office:value="0.242085971317645">
            <text:p>0.2420859713</text:p>
          </table:table-cell>
          <table:table-cell office:value-type="float" office:value="12.4872062663185">
            <text:p>12.4872062663</text:p>
          </table:table-cell>
          <table:table-cell office:value-type="float" office:value="1.1065274151436">
            <text:p>1.1065274151</text:p>
          </table:table-cell>
          <table:table-cell office:value-type="float" office:value="0.153260806498405">
            <text:p>0.1532608065</text:p>
          </table:table-cell>
          <table:table-cell office:value-type="float" office:value="0.50704960835509">
            <text:p>0.5070496084</text:p>
          </table:table-cell>
          <table:table-cell table:number-columns-repeated="1015"/>
        </table:table-row>
        <table:table-row table:style-name="ro2">
          <table:table-cell office:value-type="string">
            <text:p>Median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">
            <text:p>1</text:p>
          </table:table-cell>
          <table:table-cell office:value-type="float" office:value="11.6906005221932">
            <text:p>11.6906005222</text:p>
          </table:table-cell>
          <table:table-cell office:value-type="float" office:value="1.81984334203655">
            <text:p>1.819843342</text:p>
          </table:table-cell>
          <table:table-cell office:value-type="float" office:value="0.224847693646649">
            <text:p>0.2248476936</text:p>
          </table:table-cell>
          <table:table-cell office:value-type="float" office:value="0.680939947780678">
            <text:p>0.6809399478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3.8360313315927">
            <text:p>13.8360313316</text:p>
          </table:table-cell>
          <table:table-cell office:value-type="float" office:value="1.71592689295039">
            <text:p>1.715926893</text:p>
          </table:table-cell>
          <table:table-cell office:value-type="float" office:value="0.206457789382071">
            <text:p>0.2064577894</text:p>
          </table:table-cell>
          <table:table-cell office:value-type="float" office:value="0.67154046997389">
            <text:p>0.6715404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3.4049608355091">
            <text:p>13.4049608355</text:p>
          </table:table-cell>
          <table:table-cell office:value-type="float" office:value="1.24229765013055">
            <text:p>1.2422976501</text:p>
          </table:table-cell>
          <table:table-cell office:value-type="float" office:value="0.165108790252393">
            <text:p>0.1651087903</text:p>
          </table:table-cell>
          <table:table-cell office:value-type="float" office:value="0.549347258485638">
            <text:p>0.549347258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3.5201044386423">
            <text:p>13.5201044386</text:p>
          </table:table-cell>
          <table:table-cell office:value-type="float" office:value="1.64751958224543">
            <text:p>1.6475195822</text:p>
          </table:table-cell>
          <table:table-cell office:value-type="float" office:value="0.200629532927183">
            <text:p>0.2006295329</text:p>
          </table:table-cell>
          <table:table-cell office:value-type="float" office:value="0.660574412532638">
            <text:p>0.660574412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3.4984334203655">
            <text:p>13.4984334204</text:p>
          </table:table-cell>
          <table:table-cell office:value-type="float" office:value="1.30704960835509">
            <text:p>1.3070496084</text:p>
          </table:table-cell>
          <table:table-cell office:value-type="float" office:value="0.170951552074268">
            <text:p>0.1709515521</text:p>
          </table:table-cell>
          <table:table-cell office:value-type="float" office:value="0.570234986945169">
            <text:p>0.5702349869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3.2979112271541">
            <text:p>13.2979112272</text:p>
          </table:table-cell>
          <table:table-cell office:value-type="float" office:value="1.19164490861619">
            <text:p>1.1916449086</text:p>
          </table:table-cell>
          <table:table-cell office:value-type="float" office:value="0.1592863359443">
            <text:p>0.1592863359</text:p>
          </table:table-cell>
          <table:table-cell office:value-type="float" office:value="0.536292428198433">
            <text:p>0.5362924282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2.4120104438642">
            <text:p>12.4120104439</text:p>
          </table:table-cell>
          <table:table-cell office:value-type="float" office:value="2.01409921671018">
            <text:p>2.0140992167</text:p>
          </table:table-cell>
          <table:table-cell office:value-type="float" office:value="0.241517261386713">
            <text:p>0.2415172614</text:p>
          </table:table-cell>
          <table:table-cell office:value-type="float" office:value="0.717493472584856">
            <text:p>0.7174934726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3.5543080939948">
            <text:p>13.554308094</text:p>
          </table:table-cell>
          <table:table-cell office:value-type="float" office:value="1.65639686684073">
            <text:p>1.6563968668</text:p>
          </table:table-cell>
          <table:table-cell office:value-type="float" office:value="0.202135190020307">
            <text:p>0.20213519</text:p>
          </table:table-cell>
          <table:table-cell office:value-type="float" office:value="0.660574412532638">
            <text:p>0.660574412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3.2624020887728">
            <text:p>13.2624020888</text:p>
          </table:table-cell>
          <table:table-cell office:value-type="float" office:value="1.2177545691906">
            <text:p>1.2177545692</text:p>
          </table:table-cell>
          <table:table-cell office:value-type="float" office:value="0.162706701479547">
            <text:p>0.1627067015</text:p>
          </table:table-cell>
          <table:table-cell office:value-type="float" office:value="0.544647519582245">
            <text:p>0.5446475196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2.2498694516971">
            <text:p>12.2498694517</text:p>
          </table:table-cell>
          <table:table-cell office:value-type="float" office:value="1.41671018276762">
            <text:p>1.4167101828</text:p>
          </table:table-cell>
          <table:table-cell office:value-type="float" office:value="0.177568900493182">
            <text:p>0.1775689005</text:p>
          </table:table-cell>
          <table:table-cell office:value-type="float" office:value="0.591644908616186">
            <text:p>0.5916449086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3.3660574412532">
            <text:p>13.3660574413</text:p>
          </table:table-cell>
          <table:table-cell office:value-type="float" office:value="1.27728459530026">
            <text:p>1.2772845953</text:p>
          </table:table-cell>
          <table:table-cell office:value-type="float" office:value="0.166710182767624">
            <text:p>0.1667101828</text:p>
          </table:table-cell>
          <table:table-cell office:value-type="float" office:value="0.561357702349869">
            <text:p>0.5613577023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3.1558746736292">
            <text:p>13.1558746736</text:p>
          </table:table-cell>
          <table:table-cell office:value-type="float" office:value="1.17180156657963">
            <text:p>1.1718015666</text:p>
          </table:table-cell>
          <table:table-cell office:value-type="float" office:value="0.159289237017696">
            <text:p>0.159289237</text:p>
          </table:table-cell>
          <table:table-cell office:value-type="float" office:value="0.533681462140991">
            <text:p>0.5336814621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1.4161879895561">
            <text:p>11.4161879896</text:p>
          </table:table-cell>
          <table:table-cell office:value-type="float" office:value="1.69347258485639">
            <text:p>1.6934725849</text:p>
          </table:table-cell>
          <table:table-cell office:value-type="float" office:value="0.204812880765884">
            <text:p>0.2048128808</text:p>
          </table:table-cell>
          <table:table-cell office:value-type="float" office:value="0.648041775456919">
            <text:p>0.648041775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2.9120104438642">
            <text:p>12.9120104439</text:p>
          </table:table-cell>
          <table:table-cell office:value-type="float" office:value="1.58067885117493">
            <text:p>1.5806788512</text:p>
          </table:table-cell>
          <table:table-cell office:value-type="float" office:value="0.19420365535248">
            <text:p>0.1942036554</text:p>
          </table:table-cell>
          <table:table-cell office:value-type="float" office:value="0.640731070496084">
            <text:p>0.640731070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2.9221932114882">
            <text:p>12.9221932115</text:p>
          </table:table-cell>
          <table:table-cell office:value-type="float" office:value="1.18537859007833">
            <text:p>1.1853785901</text:p>
          </table:table-cell>
          <table:table-cell office:value-type="float" office:value="0.157136640557006">
            <text:p>0.1571366406</text:p>
          </table:table-cell>
          <table:table-cell office:value-type="float" office:value="0.540469973890338">
            <text:p>0.5404699739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1.3916449086162">
            <text:p>11.3916449086</text:p>
          </table:table-cell>
          <table:table-cell office:value-type="float" office:value="1.28302872062663">
            <text:p>1.2830287206</text:p>
          </table:table-cell>
          <table:table-cell office:value-type="float" office:value="0.165239338555265">
            <text:p>0.1652393386</text:p>
          </table:table-cell>
          <table:table-cell office:value-type="float" office:value="0.557180156657962">
            <text:p>0.557180156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2.9963446475196">
            <text:p>12.9963446475</text:p>
          </table:table-cell>
          <table:table-cell office:value-type="float" office:value="1.22245430809399">
            <text:p>1.2224543081</text:p>
          </table:table-cell>
          <table:table-cell office:value-type="float" office:value="0.158935306063243">
            <text:p>0.1589353061</text:p>
          </table:table-cell>
          <table:table-cell office:value-type="float" office:value="0.552480417754568">
            <text:p>0.5524804178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2.8621409921671">
            <text:p>12.8621409922</text:p>
          </table:table-cell>
          <table:table-cell office:value-type="float" office:value="1.1378590078329">
            <text:p>1.1378590078</text:p>
          </table:table-cell>
          <table:table-cell office:value-type="float" office:value="0.154006382361474">
            <text:p>0.1540063824</text:p>
          </table:table-cell>
          <table:table-cell office:value-type="float" office:value="0.523237597911226">
            <text:p>0.5232375979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float" office:value="10.8156657963446">
            <text:p>10.8156657963</text:p>
          </table:table-cell>
          <table:table-cell office:value-type="float" office:value="1.50339425587467">
            <text:p>1.5033942559</text:p>
          </table:table-cell>
          <table:table-cell office:value-type="float" office:value="0.186727589208007">
            <text:p>0.1867275892</text:p>
          </table:table-cell>
          <table:table-cell office:value-type="float" office:value="0.607832898172322">
            <text:p>0.6078328982</text:p>
          </table:table-cell>
          <table:table-cell table:number-columns-repeated="1015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ts" table:style-name="ta2">
        <office:forms form:automatic-focus="false" form:apply-design-mode="false"/>
        <table:shapes>
          <draw:frame draw:z-index="0" draw:name="Chart 1" draw:style-name="gr1" svg:width="7.3276in" svg:height="3.5512in" svg:x="5.5528in" svg:y="13.4563in">
            <draw:object draw:notify-on-update-of-ranges="'augmented_grouped.csv'.A2:'augmented_grouped.csv'.A31 'augmented_grouped.csv'.B2:'augmented_grouped.csv'.B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3" draw:style-name="gr1" svg:width="7.3669in" svg:height="3.55in" svg:x="5.5134in" svg:y="21.1866in">
            <draw:object draw:notify-on-update-of-ranges="'augmented_grouped.csv'.A2:'augmented_grouped.csv'.A31 'augmented_grouped.csv'.D1:'augmented_grouped.csv'.D1 'augmented_grouped.csv'.D2:'augmented_grouped.csv'.D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name="Chart 4" draw:style-name="gr1" svg:width="7.3551in" svg:height="3.5512in" svg:x="5.5252in" svg:y="17.2272in">
            <draw:object draw:notify-on-update-of-ranges="'augmented_grouped.csv'.A2:'augmented_grouped.csv'.A31 'augmented_grouped.csv'.E1:'augmented_grouped.csv'.E1 'augmented_grouped.csv'.E2:'augmented_grouped.csv'.E3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name="Chart 5" draw:style-name="gr1" svg:width="7.2854in" svg:height="8.8094in" svg:x="5.5484in" svg:y="0.4382in">
            <draw:object draw:notify-on-update-of-ranges="'augmented_grouped.csv'.A2:'augmented_grouped.csv'.A31 'augmented_grouped.csv'.J1:'augmented_grouped.csv'.J1 'augmented_grouped.csv'.J2:'augmented_grouped.csv'.J25 'augmented_grouped.csv'.K1:'augmented_grouped.csv'.K1 'augmented_grouped.csv'.K2:'augmented_grouped.csv'.K25 'augmented_grouped.csv'.L1:'augmented_grouped.csv'.L1 'augmented_grouped.csv'.L2:'augmented_grouped.csv'.L25 'augmented_grouped.csv'.M1:'augmented_grouped.csv'.M1 'augmented_grouped.csv'.M2:'augmented_grouped.csv'.M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name="Chart 2" draw:style-name="gr1" svg:width="7.3429in" svg:height="3.5512in" svg:x="5.5256in" svg:y="9.5591in">
            <draw:object draw:notify-on-update-of-ranges="'augmented_grouped.csv'.A2:'augmented_grouped.csv'.A31 'augmented_grouped.csv'.C1:'augmented_grouped.csv'.C1 'augmented_grouped.csv'.C2:'augmented_grouped.csv'.C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Calibri" fo:font-size="12pt" style:font-name-asian="宋体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1">08/21/2012</text:date>, <text:time>00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gmented_5f_grouped.csv" style:display-name="PageStyle_augmented_grouped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" style:display-name="PageStyle_cha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ce Norskog</meta:initial-creator>
    <meta:creation-date>2012-08-11T18:22:54</meta:creation-date>
    <dc:date>2012-08-21T00:53:48</dc:date>
    <meta:editing-cycles>52</meta:editing-cycles>
    <meta:editing-duration>PT7H40M43S</meta:editing-duration>
    <meta:generator>LibreOffice/3.4$Unix LibreOffice_project/340m1$Build-402</meta:generator>
    <meta:document-statistic meta:table-count="2" meta:cell-count="4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613cm" svg:height="9.021cm" xlink:href=".." xlink:type="simple" chart:class="chart:bar" chart:style-name="ch1">
        <chart:title svg:x="6.531cm" svg:y="0.316cm" chart:style-name="ch2">
          <text:p>Sentence Length (top two)</text:p>
        </chart:title>
        <chart:subtitle svg:x="8.467cm" svg:y="1.286cm" chart:style-name="ch3">
          <text:p>Minimize</text:p>
        </chart:subtitle>
        <chart:plot-area chart:style-name="ch4" table:cell-range-address="'augmented_grouped.csv'.A2:'augmented_grouped.csv'.B31" chart:data-source-has-labels="column" svg:x="0.822cm" svg:y="2.321cm" svg:width="17.047cm" svg:height="6.1cm">
          <chartooo:coordinate-region svg:x="1.469cm" svg:y="2.52cm" svg:width="16.4cm" svg:height="2.831cm"/>
          <chart:axis chart:dimension="x" chart:name="primary-x" chart:style-name="ch5" chartooo:axis-type="auto">
            <chartooo:date-scale/>
            <chart:categories table:cell-range-address="'augmented_grouped.csv'.A2:'augmented_grouped.csv'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ugmented_grouped.csv'.B2:'augmented_grouped.csv'.B3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1</svg:desc>
                </draw:g>
              </table:table-cell>
              <table:table-cell office:value-type="float" office:value="12.8597911227154">
                <text:p>12.8597911227154</text:p>
                <draw:g>
                  <svg:desc>'augmented_grouped.csv'.B2:'augmented_grouped.csv'.B31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12.5483028720627">
                <text:p>12.5483028720627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13.0002610966057">
                <text:p>13.0002610966057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12.6250652741514">
                <text:p>12.6250652741514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12.4872062663185">
                <text:p>12.4872062663185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11.6906005221932">
                <text:p>11.6906005221932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13.8360313315927">
                <text:p>13.8360313315927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13.4049608355091">
                <text:p>13.4049608355091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13.5201044386423">
                <text:p>13.5201044386423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13.4984334203655">
                <text:p>13.4984334203655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13.2979112271541">
                <text:p>13.2979112271541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12.4120104438642">
                <text:p>12.4120104438642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13.5543080939948">
                <text:p>13.5543080939948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13.2624020887728">
                <text:p>13.2624020887728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12.2498694516971">
                <text:p>12.2498694516971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13.3660574412532">
                <text:p>13.3660574412532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13.1558746736292">
                <text:p>13.1558746736292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11.4161879895561">
                <text:p>11.4161879895561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12.9120104438642">
                <text:p>12.9120104438642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12.9221932114882">
                <text:p>12.9221932114882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11.3916449086162">
                <text:p>11.3916449086162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12.9963446475196">
                <text:p>12.9963446475196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12.8621409921671">
                <text:p>12.8621409921671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10.8156657963446">
                <text:p>10.8156657963446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2.7535574412533">
                <text:p>12.7535574412533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2.66853600483701">
                <text:p>2.6685360048370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7.12108440911149">
                <text:p>7.12108440911149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713cm" svg:height="9.018cm" xlink:href=".." xlink:type="simple" chart:class="chart:bar" chart:style-name="ch1">
        <chart:title svg:x="8.748cm" svg:y="0.316cm" chart:style-name="ch2">
          <text:p>MRR</text:p>
        </chart:title>
        <chart:subtitle svg:x="8.47cm" svg:y="1.286cm" chart:style-name="ch3">
          <text:p>Maximize</text:p>
        </chart:subtitle>
        <chart:plot-area chart:style-name="ch4" table:cell-range-address="'augmented_grouped.csv'.A2:'augmented_grouped.csv'.A31 'augmented_grouped.csv'.D1:'augmented_grouped.csv'.D31" chart:data-source-has-labels="both" svg:x="0.824cm" svg:y="2.321cm" svg:width="17.141cm" svg:height="6.097cm">
          <chartooo:coordinate-region svg:x="1.564cm" svg:y="2.521cm" svg:width="16.401cm" svg:height="2.827cm"/>
          <chart:axis chart:dimension="x" chart:name="primary-x" chart:style-name="ch5" chartooo:axis-type="auto">
            <chartooo:date-scale/>
            <chart:categories table:cell-range-address="'augmented_grouped.csv'.A2:'augmented_grouped.csv'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ugmented_grouped.csv'.D2:'augmented_grouped.csv'.D31" chart:label-cell-address="'augmented_grouped.csv'.D1:'augmented_grouped.csv'.D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r</text:p>
                <draw:g>
                  <svg:desc>'augmented_grouped.csv'.D1:'augmented_grouped.csv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1</svg:desc>
                </draw:g>
              </table:table-cell>
              <table:table-cell office:value-type="float" office:value="0.191430229184798">
                <text:p>0.191430229184798</text:p>
                <draw:g>
                  <svg:desc>'augmented_grouped.csv'.D2:'augmented_grouped.csv'.D31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0.157180156657964">
                <text:p>0.157180156657964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0.192547142442704">
                <text:p>0.192547142442704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0.161273571221352">
                <text:p>0.161273571221352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0.153260806498405">
                <text:p>0.153260806498405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0.224847693646649">
                <text:p>0.224847693646649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0.206457789382071">
                <text:p>0.206457789382071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0.165108790252393">
                <text:p>0.165108790252393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0.200629532927183">
                <text:p>0.200629532927183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0.170951552074268">
                <text:p>0.170951552074268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0.1592863359443">
                <text:p>0.1592863359443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0.241517261386713">
                <text:p>0.241517261386713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0.202135190020307">
                <text:p>0.202135190020307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0.162706701479547">
                <text:p>0.162706701479547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0.177568900493182">
                <text:p>0.177568900493182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0.166710182767624">
                <text:p>0.166710182767624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0.159289237017696">
                <text:p>0.159289237017696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0.204812880765884">
                <text:p>0.204812880765884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0.19420365535248">
                <text:p>0.19420365535248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0.157136640557006">
                <text:p>0.157136640557006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0.165239338555265">
                <text:p>0.165239338555265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0.158935306063243">
                <text:p>0.158935306063243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0.154006382361474">
                <text:p>0.154006382361474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0.186727589208007">
                <text:p>0.186727589208007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179748452760866">
                <text:p>0.179748452760866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0.172601208719065">
                <text:p>0.172601208719065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0.0297911772512824">
                <text:p>0.0297911772512824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683cm" svg:height="9.021cm" xlink:href=".." xlink:type="simple" chart:class="chart:bar" chart:style-name="ch1">
        <chart:title svg:x="8.314cm" svg:y="0.316cm" chart:style-name="ch2">
          <text:p>Non-zero</text:p>
        </chart:title>
        <chart:subtitle svg:x="8.455cm" svg:y="1.286cm" chart:style-name="ch3">
          <text:p>Maximize</text:p>
        </chart:subtitle>
        <chart:plot-area chart:style-name="ch4" table:cell-range-address="'augmented_grouped.csv'.A2:'augmented_grouped.csv'.A31 'augmented_grouped.csv'.E1:'augmented_grouped.csv'.E31" chart:data-source-has-labels="both" svg:x="0.823cm" svg:y="2.321cm" svg:width="17.114cm" svg:height="6.1cm">
          <chartooo:coordinate-region svg:x="1.563cm" svg:y="2.521cm" svg:width="16.374cm" svg:height="2.83cm"/>
          <chart:axis chart:dimension="x" chart:name="primary-x" chart:style-name="ch5" chartooo:axis-type="auto">
            <chartooo:date-scale/>
            <chart:categories table:cell-range-address="'augmented_grouped.csv'.A2:'augmented_grouped.csv'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ugmented_grouped.csv'.E2:'augmented_grouped.csv'.E31" chart:label-cell-address="'augmented_grouped.csv'.E1:'augmented_grouped.csv'.E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zero</text:p>
                <draw:g>
                  <svg:desc>'augmented_grouped.csv'.E1:'augmented_grouped.csv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1</svg:desc>
                </draw:g>
              </table:table-cell>
              <table:table-cell office:value-type="float" office:value="0.619843342036553">
                <text:p>0.619843342036553</text:p>
                <draw:g>
                  <svg:desc>'augmented_grouped.csv'.E2:'augmented_grouped.csv'.E31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0.515404699738903">
                <text:p>0.515404699738903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0.616187989556135">
                <text:p>0.616187989556135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0.528981723237597">
                <text:p>0.528981723237597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0.50704960835509">
                <text:p>0.50704960835509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0.680939947780678">
                <text:p>0.680939947780678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0.67154046997389">
                <text:p>0.67154046997389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0.549347258485638">
                <text:p>0.549347258485638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0.660574412532638">
                <text:p>0.660574412532638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0.570234986945169">
                <text:p>0.570234986945169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0.536292428198433">
                <text:p>0.536292428198433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0.717493472584856">
                <text:p>0.717493472584856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0.660574412532638">
                <text:p>0.660574412532638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0.544647519582245">
                <text:p>0.544647519582245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0.591644908616186">
                <text:p>0.591644908616186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0.561357702349869">
                <text:p>0.561357702349869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0.533681462140991">
                <text:p>0.533681462140991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0.648041775456919">
                <text:p>0.648041775456919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0.640731070496084">
                <text:p>0.640731070496084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0.540469973890338">
                <text:p>0.540469973890338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0.557180156657962">
                <text:p>0.557180156657962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0.552480417754568">
                <text:p>0.552480417754568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0.523237597911226">
                <text:p>0.523237597911226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0.607832898172322">
                <text:p>0.607832898172322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588990426457789">
                <text:p>0.588990426457789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0.492022328068194">
                <text:p>0.492022328068194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0.242085971317645">
                <text:p>0.242085971317645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color="#000000" fo:font-size="10pt" style:font-size-asian="10pt" style:font-family-complex="Arial" style:font-size-complex="10pt"/>
    </style:style>
    <style:style style:name="ch5" style:family="chart">
      <style:chart-properties chart:vertical="true" chart:include-hidden-cells="false" chart:treat-empty-cells="leave-gap"/>
    </style:style>
    <style:style style:name="ch6" style:family="chart" style:data-style-name="N0">
      <style:chart-properties chart:display-label="true" chart:logarithmic="false" chart:reverse-direction="tru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 style:data-style-name="N0">
      <style:chart-properties chart:display-label="true" chart:logarithmic="false" chart:minimum="0.7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8.506cm" svg:height="22.377cm" xlink:href=".." xlink:type="simple" chart:class="chart:bar" chart:column-mapping="0 1 2" chart:style-name="ch1">
        <chart:title svg:x="7.99cm" svg:y="0.781cm" chart:style-name="ch2">
          <text:p>Overall</text:p>
        </chart:title>
        <chart:subtitle svg:x="0cm" svg:y="0cm" chart:style-name="ch3">
          <text:p/>
        </chart:subtitle>
        <chart:legend chart:legend-position="end" svg:x="15.421cm" svg:y="10.144cm" style:legend-expansion="high" chart:style-name="ch4"/>
        <chart:plot-area chart:style-name="ch5" table:cell-range-address="'augmented_grouped.csv'.A2:'augmented_grouped.csv'.A31 'augmented_grouped.csv'.J1:'augmented_grouped.csv'.M25" chart:data-source-has-labels="both" svg:x="1.516cm" svg:y="1.373cm" svg:width="13.451cm" svg:height="20.903cm">
          <chartooo:coordinate-region svg:x="4.587cm" svg:y="2.02cm" svg:width="10.134cm" svg:height="20.256cm"/>
          <chart:axis chart:dimension="x" chart:name="primary-x" chart:style-name="ch6" chartooo:axis-type="auto">
            <chartooo:date-scale/>
            <chart:categories table:cell-range-address="'augmented_grouped.csv'.A2:'augmented_grouped.csv'.A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ugmented_grouped.csv'.J2:'augmented_grouped.csv'.J25" chart:label-cell-address="'augmented_grouped.csv'.J1:'augmented_grouped.csv'.J1" chart:class="chart:bar">
            <chart:data-point chart:repeated="24"/>
          </chart:series>
          <chart:series chart:style-name="ch10" chart:values-cell-range-address="'augmented_grouped.csv'.K2:'augmented_grouped.csv'.K25" chart:label-cell-address="'augmented_grouped.csv'.K1:'augmented_grouped.csv'.K1" chart:class="chart:bar">
            <chart:data-point chart:repeated="24"/>
          </chart:series>
          <chart:series chart:style-name="ch11" chart:values-cell-range-address="'augmented_grouped.csv'.L2:'augmented_grouped.csv'.L25" chart:label-cell-address="'augmented_grouped.csv'.L1:'augmented_grouped.csv'.L1" chart:class="chart:bar">
            <chart:data-point chart:repeated="24"/>
          </chart:series>
          <chart:series chart:style-name="ch12" chart:values-cell-range-address="'augmented_grouped.csv'.M2:'augmented_grouped.csv'.M25" chart:label-cell-address="'augmented_grouped.csv'.M1:'augmented_grouped.csv'.M1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erse Length</text:p>
                <draw:g>
                  <svg:desc>'augmented_grouped.csv'.J1:'augmented_grouped.csv'.J1</svg:desc>
                </draw:g>
              </table:table-cell>
              <table:table-cell office:value-type="string">
                <text:p>Rating</text:p>
                <draw:g>
                  <svg:desc>'augmented_grouped.csv'.K1:'augmented_grouped.csv'.K1</svg:desc>
                </draw:g>
              </table:table-cell>
              <table:table-cell office:value-type="string">
                <text:p>MRR</text:p>
                <draw:g>
                  <svg:desc>'augmented_grouped.csv'.L1:'augmented_grouped.csv'.L1</svg:desc>
                </draw:g>
              </table:table-cell>
              <table:table-cell office:value-type="string">
                <text:p>&gt;0</text:p>
                <draw:g>
                  <svg:desc>'augmented_grouped.csv'.M1:'augmented_grouped.csv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1</svg:desc>
                </draw:g>
              </table:table-cell>
              <table:table-cell office:value-type="float" office:value="0.991739081883335">
                <text:p>0.991739081883335</text:p>
                <draw:g>
                  <svg:desc>'augmented_grouped.csv'.J2:'augmented_grouped.csv'.J25</svg:desc>
                </draw:g>
              </table:table-cell>
              <table:table-cell office:value-type="float" office:value="1.07322049617436">
                <text:p>1.07322049617436</text:p>
                <draw:g>
                  <svg:desc>'augmented_grouped.csv'.K2:'augmented_grouped.csv'.K25</svg:desc>
                </draw:g>
              </table:table-cell>
              <table:table-cell office:value-type="float" office:value="1.06498957985182">
                <text:p>1.06498957985182</text:p>
                <draw:g>
                  <svg:desc>'augmented_grouped.csv'.L2:'augmented_grouped.csv'.L25</svg:desc>
                </draw:g>
              </table:table-cell>
              <table:table-cell office:value-type="float" office:value="1.05238271148873">
                <text:p>1.05238271148873</text:p>
                <draw:g>
                  <svg:desc>'augmented_grouped.csv'.M2:'augmented_grouped.csv'.M25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1.01635715771952">
                <text:p>1.01635715771952</text:p>
              </table:table-cell>
              <table:table-cell office:value-type="float" office:value="0.816508230929748">
                <text:p>0.816508230929748</text:p>
              </table:table-cell>
              <table:table-cell office:value-type="float" office:value="0.874445116181795">
                <text:p>0.874445116181795</text:p>
              </table:table-cell>
              <table:table-cell office:value-type="float" office:value="0.875064647210935">
                <text:p>0.875064647210935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0.981023176879358">
                <text:p>0.981023176879358</text:p>
              </table:table-cell>
              <table:table-cell office:value-type="float" office:value="1.09325295617899">
                <text:p>1.09325295617899</text:p>
              </table:table-cell>
              <table:table-cell office:value-type="float" office:value="1.07120333713735">
                <text:p>1.07120333713735</text:p>
              </table:table-cell>
              <table:table-cell office:value-type="float" office:value="1.04617657923901">
                <text:p>1.04617657923901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1.01017754477396">
                <text:p>1.01017754477396</text:p>
              </table:table-cell>
              <table:table-cell office:value-type="float" office:value="0.847669835381406">
                <text:p>0.847669835381406</text:p>
              </table:table-cell>
              <table:table-cell office:value-type="float" office:value="0.897218133142526">
                <text:p>0.897218133142526</text:p>
              </table:table-cell>
              <table:table-cell office:value-type="float" office:value="0.898115995567047">
                <text:p>0.898115995567047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1.02132992514532">
                <text:p>1.02132992514532</text:p>
              </table:table-cell>
              <table:table-cell office:value-type="float" office:value="0.786088569441224">
                <text:p>0.786088569441224</text:p>
              </table:table-cell>
              <table:table-cell office:value-type="float" office:value="0.852640476979846">
                <text:p>0.852640476979846</text:p>
              </table:table-cell>
              <table:table-cell office:value-type="float" office:value="0.86087920206871">
                <text:p>0.86087920206871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1.09092406476829">
                <text:p>1.09092406476829</text:p>
              </table:table-cell>
              <table:table-cell office:value-type="float" office:value="1.29283561326223">
                <text:p>1.29283561326223</text:p>
              </table:table-cell>
              <table:table-cell office:value-type="float" office:value="1.25090196990901">
                <text:p>1.25090196990901</text:p>
              </table:table-cell>
              <table:table-cell office:value-type="float" office:value="1.15611377909125">
                <text:p>1.15611377909125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0.921764134208936">
                <text:p>0.921764134208936</text:p>
              </table:table-cell>
              <table:table-cell office:value-type="float" office:value="1.21901228843033">
                <text:p>1.21901228843033</text:p>
              </table:table-cell>
              <table:table-cell office:value-type="float" office:value="1.1485928596935">
                <text:p>1.1485928596935</text:p>
              </table:table-cell>
              <table:table-cell office:value-type="float" office:value="1.14015515330624">
                <text:p>1.14015515330624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0.951405796536883">
                <text:p>0.951405796536883</text:p>
              </table:table-cell>
              <table:table-cell office:value-type="float" office:value="0.882541154648737">
                <text:p>0.882541154648737</text:p>
              </table:table-cell>
              <table:table-cell office:value-type="float" office:value="0.918554723094396">
                <text:p>0.918554723094396</text:p>
              </table:table-cell>
              <table:table-cell office:value-type="float" office:value="0.932693018101218">
                <text:p>0.932693018101218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0.943303174848404">
                <text:p>0.943303174848404</text:p>
              </table:table-cell>
              <table:table-cell office:value-type="float" office:value="1.170415024345">
                <text:p>1.170415024345</text:p>
              </table:table-cell>
              <table:table-cell office:value-type="float" office:value="1.11616834440355">
                <text:p>1.11616834440355</text:p>
              </table:table-cell>
              <table:table-cell office:value-type="float" office:value="1.12153675655708">
                <text:p>1.12153675655708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0.944817598019306">
                <text:p>0.944817598019306</text:p>
              </table:table-cell>
              <table:table-cell office:value-type="float" office:value="0.928541618363087">
                <text:p>0.928541618363087</text:p>
              </table:table-cell>
              <table:table-cell office:value-type="float" office:value="0.951059936530909">
                <text:p>0.951059936530909</text:p>
              </table:table-cell>
              <table:table-cell office:value-type="float" office:value="0.968156630956779">
                <text:p>0.968156630956779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0.959064715006575">
                <text:p>0.959064715006575</text:p>
              </table:table-cell>
              <table:table-cell office:value-type="float" office:value="0.846556920936704">
                <text:p>0.846556920936704</text:p>
              </table:table-cell>
              <table:table-cell office:value-type="float" office:value="0.88616248706308">
                <text:p>0.88616248706308</text:p>
              </table:table-cell>
              <table:table-cell office:value-type="float" office:value="0.910528260066495">
                <text:p>0.910528260066495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1.02751745971644">
                <text:p>1.02751745971644</text:p>
              </table:table-cell>
              <table:table-cell office:value-type="float" office:value="1.43083700440528">
                <text:p>1.43083700440528</text:p>
              </table:table-cell>
              <table:table-cell office:value-type="float" office:value="1.34364027994187">
                <text:p>1.34364027994187</text:p>
              </table:table-cell>
              <table:table-cell office:value-type="float" office:value="1.21817510158847">
                <text:p>1.21817510158847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0.940922793905187">
                <text:p>0.940922793905187</text:p>
              </table:table-cell>
              <table:table-cell office:value-type="float" office:value="1.17672153953165">
                <text:p>1.17672153953165</text:p>
              </table:table-cell>
              <table:table-cell office:value-type="float" office:value="1.12454481201703">
                <text:p>1.12454481201703</text:p>
              </table:table-cell>
              <table:table-cell office:value-type="float" office:value="1.12153675655708">
                <text:p>1.12153675655708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0.961632542573087">
                <text:p>0.961632542573087</text:p>
              </table:table-cell>
              <table:table-cell office:value-type="float" office:value="0.865105495015071">
                <text:p>0.865105495015071</text:p>
              </table:table-cell>
              <table:table-cell office:value-type="float" office:value="0.905191110023181">
                <text:p>0.905191110023181</text:p>
              </table:table-cell>
              <table:table-cell office:value-type="float" office:value="0.924713705208718">
                <text:p>0.924713705208718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1.04111782509538">
                <text:p>1.04111782509538</text:p>
              </table:table-cell>
              <table:table-cell office:value-type="float" office:value="1.00644562949223">
                <text:p>1.00644562949223</text:p>
              </table:table-cell>
              <table:table-cell office:value-type="float" office:value="0.987874430994006">
                <text:p>0.987874430994006</text:p>
              </table:table-cell>
              <table:table-cell office:value-type="float" office:value="1.00450683413373">
                <text:p>1.00450683413373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0.954174968745117">
                <text:p>0.954174968745117</text:p>
              </table:table-cell>
              <table:table-cell office:value-type="float" office:value="0.907396243913749">
                <text:p>0.907396243913749</text:p>
              </table:table-cell>
              <table:table-cell office:value-type="float" office:value="0.927463798475208">
                <text:p>0.927463798475208</text:p>
              </table:table-cell>
              <table:table-cell office:value-type="float" office:value="0.953084595493166">
                <text:p>0.953084595493166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0.969419195427392">
                <text:p>0.969419195427392</text:p>
              </table:table-cell>
              <table:table-cell office:value-type="float" office:value="0.832460004637144">
                <text:p>0.832460004637144</text:p>
              </table:table-cell>
              <table:table-cell office:value-type="float" office:value="0.886178626692391">
                <text:p>0.886178626692391</text:p>
              </table:table-cell>
              <table:table-cell office:value-type="float" office:value="0.906095308459548">
                <text:p>0.906095308459548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1.11714676150398">
                <text:p>1.11714676150398</text:p>
              </table:table-cell>
              <table:table-cell office:value-type="float" office:value="1.20306051472293">
                <text:p>1.20306051472293</text:p>
              </table:table-cell>
              <table:table-cell office:value-type="float" office:value="1.13944168987299">
                <text:p>1.13944168987299</text:p>
              </table:table-cell>
              <table:table-cell office:value-type="float" office:value="1.10025858884374">
                <text:p>1.10025858884374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0.987728247022426">
                <text:p>0.987728247022426</text:p>
              </table:table-cell>
              <table:table-cell office:value-type="float" office:value="1.12293067470438">
                <text:p>1.12293067470438</text:p>
              </table:table-cell>
              <table:table-cell office:value-type="float" office:value="1.08041906547511">
                <text:p>1.08041906547511</text:p>
              </table:table-cell>
              <table:table-cell office:value-type="float" office:value="1.08784632434429">
                <text:p>1.08784632434429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0.986949911096743">
                <text:p>0.98694991109674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74203021742097">
                <text:p>0.874203021742097</text:p>
              </table:table-cell>
              <table:table-cell office:value-type="float" office:value="0.917620982637605">
                <text:p>0.917620982637605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1.11955363282145">
                <text:p>1.11955363282145</text:p>
              </table:table-cell>
              <table:table-cell office:value-type="float" office:value="0.91147693021099">
                <text:p>0.91147693021099</text:p>
              </table:table-cell>
              <table:table-cell office:value-type="float" office:value="0.919281006413485">
                <text:p>0.919281006413485</text:p>
              </table:table-cell>
              <table:table-cell office:value-type="float" office:value="0.945991872922053">
                <text:p>0.945991872922053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0.981318808261008">
                <text:p>0.981318808261008</text:p>
              </table:table-cell>
              <table:table-cell office:value-type="float" office:value="0.868444238349177">
                <text:p>0.868444238349177</text:p>
              </table:table-cell>
              <table:table-cell office:value-type="float" office:value="0.884209591916197">
                <text:p>0.884209591916197</text:p>
              </table:table-cell>
              <table:table-cell office:value-type="float" office:value="0.938012560029552">
                <text:p>0.938012560029552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0.991557894523161">
                <text:p>0.991557894523161</text:p>
              </table:table-cell>
              <table:table-cell office:value-type="float" office:value="0.808346858335265">
                <text:p>0.808346858335265</text:p>
              </table:table-cell>
              <table:table-cell office:value-type="float" office:value="0.856788361713302">
                <text:p>0.856788361713302</text:p>
              </table:table-cell>
              <table:table-cell office:value-type="float" office:value="0.888363502031769">
                <text:p>0.888363502031769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1.17917451235999">
                <text:p>1.17917451235999</text:p>
              </table:table-cell>
              <table:table-cell office:value-type="float" office:value="1.06802689543241">
                <text:p>1.06802689543241</text:p>
              </table:table-cell>
              <table:table-cell office:value-type="float" office:value="1.03882724073535">
                <text:p>1.03882724073535</text:p>
              </table:table-cell>
              <table:table-cell office:value-type="float" office:value="1.03199113409678">
                <text:p>1.031991134096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652cm" svg:height="9.021cm" xlink:href=".." xlink:type="simple" chart:class="chart:bar" chart:style-name="ch1">
        <chart:title svg:x="8.031cm" svg:y="0.316cm" chart:style-name="ch2">
          <text:p>Rating (0-5)</text:p>
        </chart:title>
        <chart:subtitle svg:x="8.44cm" svg:y="1.286cm" chart:style-name="ch3">
          <text:p>Maximize</text:p>
        </chart:subtitle>
        <chart:plot-area chart:style-name="ch4" table:cell-range-address="'augmented_grouped.csv'.A2:'augmented_grouped.csv'.A31 'augmented_grouped.csv'.C1:'augmented_grouped.csv'.C31" chart:data-source-has-labels="both" svg:x="0.823cm" svg:y="2.321cm" svg:width="17.083cm" svg:height="6.1cm">
          <chartooo:coordinate-region svg:x="1.26cm" svg:y="2.52cm" svg:width="16.646cm" svg:height="2.831cm"/>
          <chart:axis chart:dimension="x" chart:name="primary-x" chart:style-name="ch5" chartooo:axis-type="auto">
            <chartooo:date-scale/>
            <chart:categories table:cell-range-address="'augmented_grouped.csv'.A2:'augmented_grouped.csv'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ugmented_grouped.csv'.C2:'augmented_grouped.csv'.C31" chart:label-cell-address="'augmented_grouped.csv'.C1:'augmented_grouped.csv'.C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ng</text:p>
                <draw:g>
                  <svg:desc>'augmented_grouped.csv'.C1:'augmented_grouped.csv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1</svg:desc>
                </draw:g>
              </table:table-cell>
              <table:table-cell office:value-type="float" office:value="1.51070496083551">
                <text:p>1.51070496083551</text:p>
                <draw:g>
                  <svg:desc>'augmented_grouped.csv'.C2:'augmented_grouped.csv'.C31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1.14934725848564">
                <text:p>1.14934725848564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1.53890339425587">
                <text:p>1.53890339425587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1.19321148825065">
                <text:p>1.19321148825065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1.1065274151436">
                <text:p>1.1065274151436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1.81984334203655">
                <text:p>1.81984334203655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1.71592689295039">
                <text:p>1.71592689295039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1.24229765013055">
                <text:p>1.24229765013055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1.64751958224543">
                <text:p>1.64751958224543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1.30704960835509">
                <text:p>1.30704960835509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1.19164490861619">
                <text:p>1.19164490861619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2.01409921671018">
                <text:p>2.01409921671018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1.65639686684073">
                <text:p>1.65639686684073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1.2177545691906">
                <text:p>1.2177545691906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1.41671018276762">
                <text:p>1.41671018276762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1.27728459530026">
                <text:p>1.27728459530026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1.17180156657963">
                <text:p>1.17180156657963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1.69347258485639">
                <text:p>1.69347258485639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1.58067885117493">
                <text:p>1.58067885117493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1.18537859007833">
                <text:p>1.18537859007833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1.28302872062663">
                <text:p>1.28302872062663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1.22245430809399">
                <text:p>1.22245430809399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1.1378590078329">
                <text:p>1.1378590078329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1.50339425587467">
                <text:p>1.50339425587467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.40763707571802">
                <text:p>1.40763707571802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1.45632709401618">
                <text:p>1.45632709401618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.12088860476562">
                <text:p>2.12088860476562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